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メイリオ" fo:font-size="13pt" fo:font-style="normal" fo:font-weight="bold" officeooo:rsid="000f9db4" officeooo:paragraph-rsid="0011ab45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line-height="0.388cm" fo:text-align="start" style:justify-single-word="false"/>
      <style:text-properties style:font-name="メイリオ" fo:font-size="10.5pt" fo:font-style="normal" fo:font-weight="bold" officeooo:rsid="000f9db4" officeooo:paragraph-rsid="0011ab45" style:font-name-asian="メイリオ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3" style:family="paragraph" style:parent-style-name="Standard">
      <style:paragraph-properties fo:line-height="0.388cm"/>
      <style:text-properties style:font-name="メイリオ" fo:font-size="10.5pt" fo:font-style="normal" officeooo:rsid="000f9db4" officeooo:paragraph-rsid="0011ab45" style:font-name-asian="メイリオ" style:font-size-asian="10.5pt" style:language-asian="ja" style:country-asian="JP" style:font-style-asian="normal" style:font-size-complex="10.5pt" style:font-style-complex="normal"/>
    </style:style>
    <style:style style:name="P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1ab45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1ab45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4021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style:text-underline-style="none" fo:font-weight="normal" officeooo:rsid="000f9db4" officeooo:paragraph-rsid="0014021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4021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34547f"/>
    </style:style>
    <style:style style:name="T4" style:family="text">
      <style:text-properties style:text-underline-style="none" officeooo:rsid="00140210"/>
    </style:style>
    <style:style style:name="T5" style:family="text">
      <style:text-properties style:font-name="Meiryo" style:text-underline-style="none"/>
    </style:style>
    <style:style style:name="T6" style:family="text">
      <style:text-properties officeooo:rsid="00345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スタイルシート設計書</text:p>
      <text:p text:style-name="P2">１．スタイルシート概要</text:p>
      <text:p text:style-name="P3"/>
      <text:p text:style-name="P4">ａ）レイアウト群</text:p>
      <text:p text:style-name="P4">　１）基本レイアウト</text:p>
      <text:p text:style-name="P4"><text:s text:c="5"/>① <text:span text:style-name="T1">#container</text:span></text:p>
      <text:p text:style-name="P7">　　　 <text:span text:style-name="T6">ウェブページ表示領域全体。</text:span></text:p>
      <text:p text:style-name="P4"><text:s text:c="5"/>② .<text:span text:style-name="T1">main</text:span></text:p>
      <text:p text:style-name="P6">　　　 <text:span text:style-name="T2">ウェブの</text:span><text:span text:style-name="T5">コンテンツ全体の領域</text:span><text:span text:style-name="T3">。</text:span></text:p>
      <text:p text:style-name="P6"><text:span text:style-name="T3">　 <text:s/>③ .</text:span><text:span text:style-name="T4">header</text:span></text:p>
      <text:p text:style-name="P6"><text:span text:style-name="T4">　 <text:s/>　 <text:s/>トップメニュー(PC版での固定されたメニュー)表示領域。</text:span></text:p>
      <text:p text:style-name="P6"><text:span text:style-name="T4">　 <text:s/>④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6:01.307000000</meta:creation-date>
    <dc:date>2015-03-04T10:00:22.241000000</dc:date>
    <meta:editing-duration>PT4H54M14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1" meta:word-count="99" meta:character-count="154" meta:non-whitespace-character-count="120"/>
  </office:meta>
</office:document-meta>
</file>